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16.999cm" style:rel-column-width="65535*"/>
    </style:style>
    <style:style style:name="Tabella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6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– LUCA MAZZUCCO S203372_230215</text:p>
      <text:p text:style-name="P1">PROGRAMMAZIONE 18 PUNTI <text:s text:c="3"/></text:p>
      <text:p text:style-name="P1"/>
      <text:p text:style-name="P1"/>
      <text:p text:style-name="P2">Indice:</text:p>
      <text:list xml:id="list6862755105373608882" text:style-name="L6">
        <text:list-item>
          <text:p text:style-name="P3">Strutture dati;</text:p>
        </text:list-item>
        <text:list-item>
          <text:p text:style-name="P3">Composizione del programma;</text:p>
        </text:list-item>
        <text:list-item>
          <text:p text:style-name="P3">Modifiche apportate rispetto allo sviluppo in sede d'esame.</text:p>
        </text:list-item>
      </text:list>
      <text:p text:style-name="P1"/>
      <text:p text:style-name="P4">1. STRUTTURE DATI</text:p>
      <text:p text:style-name="P4">Nello sviluppo di questo programma sono state adottate le seguenti strutture dati:</text:p>
      <text:p text:style-name="P4"><text:tab/>1 – struct graph per memorizzare numero vertici, archi, vettore nomi dei vertici e matrice <text:tab/> <text:s text:c="5"/>delle adiacenze;</text:p>
      <text:p text:style-name="P4"><text:tab/>2 – struct Lista per memorizzare i nomi dei vertici alla prima lettura del file;</text:p>
      <text:p text:style-name="P4"><text:tab/>3 – vettori path1, path2 e commons per la memorizzazione dei cammini e dei vertici in <text:tab/><text:tab/> <text:s text:c="5"/>comune;</text:p>
      <text:p text:style-name="P4"/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8">typedef struct graph{</text:p>
            <text:p text:style-name="P8"><text:s text:c="4"/>int v;</text:p>
            <text:p text:style-name="P8"><text:s text:c="4"/>int e;</text:p>
            <text:p text:style-name="P8"><text:s text:c="4"/>char **name;</text:p>
            <text:p text:style-name="P8"><text:s text:c="4"/>int **adj;</text:p>
            <text:p text:style-name="P8">}*G;</text:p>
          </table:table-cell>
          <table:table-cell table:style-name="Tabella1.B1" office:value-type="string">
            <text:p text:style-name="P8">struct Lista{</text:p>
            <text:p text:style-name="P8"><text:s text:c="8"/>char name[21];</text:p>
            <text:p text:style-name="P8"><text:s text:c="8"/>struct Lista *next;</text:p>
            <text:p text:style-name="P8"><text:s text:c="4"/>}*lista;</text:p>
          </table:table-cell>
        </table:table-row>
      </table:table>
      <text:p text:style-name="P4"/>
      <text:p text:style-name="P4"/>
      <text:p text:style-name="P4">2.COMPOSIZIONE DEL PROGRAMMA</text:p>
      <text:p text:style-name="P4">Il programma è stato suddiviso nelle seguenti funzioni:</text:p>
      <text:p text:style-name="P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">void listinsert(struct Lista *lista, char *str);</text:p>
            <text:p text:style-name="P8">int listlength(struct Lista *lista);</text:p>
            <text:p text:style-name="P8">char *listgetname(struct Lista *lista, int i);</text:p>
            <text:p text:style-name="P8">int getname(G grafo, char* str);</text:p>
            <text:p text:style-name="P8"/>
            <text:p text:style-name="P8">void path(G grafo, int x, int y, int k, int p, int *mark, int *sol, int totweight, int pos);</text:p>
            <text:p text:style-name="P8"/>
            <text:p text:style-name="P8">void stampasol(int *sol, G grafo, int n);</text:p>
            <text:p text:style-name="P8">int num(G grafo, int *mark);</text:p>
            <text:p text:style-name="P8">int sum(G grafo, int *mark);</text:p>
            <text:p text:style-name="P8"/>
            <text:p text:style-name="P8">int main(int argc, char* argv[]);</text:p>
          </table:table-cell>
        </table:table-row>
      </table:table>
      <text:p text:style-name="P4"/>
      <text:p text:style-name="P4"/>
      <text:p text:style-name="P4">MAIN:</text:p>
      <text:list xml:id="list6458109607159556720" text:style-name="L2">
        <text:list-item>
          <text:p text:style-name="P5">Prima lettura del file contenente gli archi al fine di identificare e memorizzare il numero e nome di vertici diversi in una lista mediante l'utilizzo di funzioni dedicate quali listinsert e listlength;</text:p>
        </text:list-item>
        <text:list-item>
          <text:p text:style-name="P5">Allocazione della struttura graph e relativa inizializzazione della matrice delle adiacenze;</text:p>
        </text:list-item>
        <text:list-item>
          <text:p text:style-name="P5">Caricamento dei nomi dei vertici nel vettore name della struttura graph mediante la funzione dedicata listgetname;</text:p>
        </text:list-item>
        <text:list-item>
          <text:p text:style-name="P5">Seconda lettura del file per il caricamento delle adiacenze mediante l'utilizzo della funzione getname che ritorna l'indice del nome vertice corrente;</text:p>
        </text:list-item>
        <text:list-item>
          <text:p text:style-name="P5"><text:soft-page-break/>Apertura secondo file, lettura e caricamento cammini nei vettori path1 e path2 appena allocati;</text:p>
        </text:list-item>
        <text:list-item>
          <text:p text:style-name="P5">Ricerca dei vertici in comune confrontando ad uno ad uno i vertici del primo cammino con tutti quelli del secondo cammino. I vertici in comune saranno copiati sul vettore commons.</text:p>
        </text:list-item>
        <text:list-item>
          <text:p text:style-name="P5">Spezzettamento cammini in sottocammini: Leggendo un cammino per volta, per ogni vertice si controlla l'eventuale intersezione con il confronto di tutti i vertici salvati in commons segnandola in un flag. Successivamente in base alla condizione sul flag si genera un a capo e un incremento del numero dei sottocammini;</text:p>
        </text:list-item>
        <text:list-item>
          <text:p text:style-name="P5">Richiesta all'utente dei valori per lo sviluppo dell'ultimo punto;</text:p>
        </text:list-item>
        <text:list-item>
          <text:p text:style-name="P5">Dichiarazione, allocazione, iniziallizzazione variabili utili alla funzione ricorsiva;</text:p>
        </text:list-item>
        <text:list-item>
          <text:p text:style-name="P5">Chiamata della funzione ricorsiva path per lo sviluppo dell'ultimo punto;</text:p>
        </text:list-item>
        <text:list-item>
          <text:p text:style-name="P5">Stampa soluzione mediante funzione stampasol;</text:p>
        </text:list-item>
      </text:list>
      <text:p text:style-name="P4"/>
      <text:p text:style-name="P4">PATH:</text:p>
      <text:p text:style-name="P4">Path è la funzione ricorsiva che genera tutti i cammini possibili dal vertice x a y. Presenta i seguenti attributi:</text:p>
      <text:list xml:id="list6117083845039512596" text:style-name="L3">
        <text:list-item>
          <text:list>
            <text:list-item>
              <text:p text:style-name="P6">x = vertice di partenza corrente;</text:p>
            </text:list-item>
            <text:list-item>
              <text:p text:style-name="P6">y = vertice di arrivo;</text:p>
            </text:list-item>
            <text:list-item>
              <text:p text:style-name="P6">grafo = struttura del grafo con tutti i relativi dati;</text:p>
            </text:list-item>
            <text:list-item>
              <text:p text:style-name="P6">k = numero vertici riattraversabili;</text:p>
            </text:list-item>
            <text:list-item>
              <text:p text:style-name="P6">p = numero riattraversamenti possibili;</text:p>
            </text:list-item>
            <text:list-item>
              <text:p text:style-name="P6">mark = vettore marcatori dei vertici;</text:p>
            </text:list-item>
            <text:list-item>
              <text:p text:style-name="P6">sol = soluzione corrente;</text:p>
            </text:list-item>
            <text:list-item>
              <text:p text:style-name="P6">totweigth = peso corrente del cammino;</text:p>
            </text:list-item>
            <text:list-item>
              <text:p text:style-name="P6">pos = posizione corrente per il vettore soluzione.</text:p>
            </text:list-item>
          </text:list>
          <text:p text:style-name="P6"/>
        </text:list-item>
      </text:list>
      <text:p text:style-name="P4">La funzione viene richiamata sotto opportune condizioni:</text:p>
      <text:p text:style-name="P4">la somma degli attraversamenti per ogni vertice -1 (vedere funzione sum) <text:s/>deve essere minore di p;</text:p>
      <text:p text:style-name="P4">il numero dei vertici con mark&gt;1 (vedere funzione num) deve essere minore di k;</text:p>
      <text:p text:style-name="P4">La funzione salva la soluzione nel vettore bestsol solo se x==y e il peso corrente è maggiore del massimo.</text:p>
      <text:p text:style-name="P4"/>
      <text:p text:style-name="P4"/>
      <text:p text:style-name="P4">LISTINSERT: Scandaglia la lista e tramite un flag segna l'eventuale esistenza del vertice nella lista. Se il flag resta = 0 alloca una nuova struttura lista e la accoda.</text:p>
      <text:p text:style-name="P4"/>
      <text:p text:style-name="P4">LISTLENGTH: Scandaglia la lista e ritorna la lunghezza;</text:p>
      <text:p text:style-name="P4"/>
      <text:p text:style-name="P4">LISTGETNAME: Ritorna il nome di un vertice in una posizione richiesta;</text:p>
      <text:p text:style-name="P4"/>
      <text:p text:style-name="P4">GETNAME: Ritorna l'indice di un vertice scandagliando il vettore name della struct graph confrontando le stringhe;</text:p>
      <text:p text:style-name="P4"/>
      <text:p text:style-name="P4">STAMPASOL: Stampa a video il vettore soluzione migliore bestsol;</text:p>
      <text:p text:style-name="P4"/>
      <text:p text:style-name="P4">NUM: Ritorna il numero di vettori attraversati più di una volta;</text:p>
      <text:p text:style-name="P4"/>
      <text:p text:style-name="P4">SUM: Ritorna il numero di riattraversamenti;</text:p>
      <text:p text:style-name="P4"/>
      <text:p text:style-name="P4"/>
      <text:p text:style-name="P4"/>
      <text:p text:style-name="P4"><text:soft-page-break/>3. MODIFICHE APPORTATE RISPETTO ALLO SVILUPPO IN SEDE D'ESAME</text:p>
      <text:list xml:id="list3337591923788022007" text:style-name="L5">
        <text:list-item>
          <text:p text:style-name="P7">Correzzioni varie di virgolette, parentesi, omissioni dovute alla fretta;</text:p>
        </text:list-item>
        <text:list-item>
          <text:p text:style-name="P7">Aggiunto vettore bestsol per il salvataggio della soluzione migliore, la sovvrascrizione su sol generava errori e soluzioni errate;</text:p>
        </text:list-item>
        <text:list-item>
          <text:p text:style-name="P7">Corrette le funzioni sum e num che calcolavano in base agli attraversamenti e non riattraversamenti;</text:p>
        </text:list-item>
        <text:list-item>
          <text:p text:style-name="P7">Implementate le funzioni di lista che mancavano dalla versione d'esame;</text:p>
        </text:list-item>
        <text:list-item>
          <text:p text:style-name="P7">Il marcamento e smarcamento dei vertici attraversati nella funzione path è stato spostato all'esterno di una delle condizioni interne al ciclo di chiamata per poter tenere meglio conto nella condizione interna del marcamento corrente; </text:p>
        </text:list-item>
        <text:list-item>
          <text:p text:style-name="P7">E' stato precaricato nel vettore sol in posizione 0 il vertice di partenza che veniva omesso;</text:p>
        </text:list-item>
        <text:list-item>
          <text:p text:style-name="P7">La struct Lista è stata spostata dal main a globale per la visibilità necessaria per le altre funzioni.</text:p>
        </text:list-item>
      </text:list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50S</meta:editing-duration>
    <meta:editing-cycles>4</meta:editing-cycles>
    <meta:generator>OpenOffice/4.0.1$Win32 OpenOffice.org_project/401m5$Build-9714</meta:generator>
    <dc:date>2015-02-24T12:54:47.47</dc:date>
    <dc:creator>Luca Mazzucco</dc:creator>
    <meta:document-statistic meta:table-count="2" meta:image-count="0" meta:object-count="0" meta:page-count="3" meta:paragraph-count="75" meta:word-count="766" meta:character-count="4886"/>
    <meta:user-defined meta:name="Info 1"/>
    <meta:user-defined meta:name="Info 2"/>
    <meta:user-defined meta:name="Info 3"/>
    <meta:user-defined meta:name="Info 4"/>
  </office:meta>
</office:document-meta>
</file>